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ngular App</text:p>
      <text:p text:style-name="Normal">Shane Corless</text:p>
      <text:p text:style-name="Normal">S00181114</text:p>
      <text:p text:style-name="Normal"/>
      <text:p text:style-name="Normal"/>
      <text:p text:style-name="Normal">Screnshot<text:line-break/></text:p>
      <text:p text:style-name="Normal"/>
      <text:p text:style-name="Normal"/>
      <text:p text:style-name="Normal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Github Commits</text:p>
      <text:p text:style-name="Normal"/>
      <text:soft-page-break/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corless</meta:initial-creator>
    <dc:creator>shane corless</dc:creator>
    <meta:creation-date>2019-02-08T14:42:00Z</meta:creation-date>
    <dc:date>2019-02-08T14:44:00Z</dc:date>
    <meta:template xlink:href="Normal" xlink:type="simple"/>
    <meta:editing-cycles>1</meta:editing-cycles>
    <meta:editing-duration>PT120S</meta:editing-duration>
    <meta:document-statistic meta:page-count="3" meta:paragraph-count="1" meta:word-count="11" meta:character-count="79" meta:row-count="1" meta:non-whitespace-character-count="69"/>
  </office:meta>
</office:document-meta>
</file>